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0486in" fo:margin-left="-0.0819in" table:align="left" style:writing-mode="lr-tb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2.9535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1.1257in"/>
    </style:style>
    <style:style style:name="Table1.E" style:family="table-column">
      <style:table-column-properties style:column-width="1.418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orphans="2" fo:widows="2"/>
    </style:style>
    <style:style style:name="P2" style:family="paragraph" style:parent-style-name="Normal">
      <style:paragraph-properties fo:margin-top="0.0835in" fo:margin-bottom="0.0835in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3" style:family="paragraph" style:parent-style-name="Normal">
      <style:paragraph-properties fo:text-align="center" style:justify-single-word="false" fo:background-color="#ffffff" style:border-line-width-top="0.0102in 0.0138in 0.0417in" fo:padding-left="0in" fo:padding-right="0in" fo:padding-top="0.0138in" fo:padding-bottom="0in" fo:border-left="none" fo:border-right="none" fo:border-top="3pt double #000000" fo:border-bottom="none">
        <style:tab-stops>
          <style:tab-stop style:position="3.9374in"/>
        </style:tab-stops>
        <style:background-image/>
      </style:paragraph-properties>
      <style:text-properties fo:font-weight="bold" style:font-weight-asian="bold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6" style:family="paragraph" style:parent-style-name="Standard">
      <style:paragraph-properties fo:line-height="150%" fo:text-align="end" style:justify-single-word="false"/>
      <style:text-properties fo:font-size="12pt" style:font-size-asian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line-height="0.2083in"/>
      <style:text-properties fo:font-size="12pt" style:font-size-asian="12pt"/>
    </style:style>
    <style:style style:name="P10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line-height="0.2083in" fo:text-align="justify" style:justify-single-word="false" style:snap-to-layout-grid="false"/>
      <style:text-properties fo:font-size="12pt" style:font-size-asian="12pt"/>
    </style:style>
    <style:style style:name="P12" style:family="paragraph" style:parent-style-name="Standard">
      <style:paragraph-properties fo:line-height="0.2083in" fo:text-align="center" style:justify-single-word="false"/>
      <style:text-properties fo:font-size="12pt" style:font-size-asian="12pt"/>
    </style:style>
    <style:style style:name="P13" style:family="paragraph" style:parent-style-name="Standard">
      <style:paragraph-properties fo:line-height="0.2083in" fo:text-align="center" style:justify-single-word="false" style:snap-to-layout-grid="false"/>
      <style:text-properties fo:font-size="12pt" style:font-size-asian="12pt"/>
    </style:style>
    <style:style style:name="P14" style:family="paragraph" style:parent-style-name="Standard">
      <style:paragraph-properties fo:line-height="0.2083in" fo:text-align="end" style:justify-single-word="false"/>
      <style:text-properties fo:font-size="12pt" style:font-size-asian="12pt"/>
    </style:style>
    <style:style style:name="P15" style:family="paragraph" style:parent-style-name="Standard">
      <style:paragraph-properties fo:line-height="0.2083in" fo:text-align="end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7" style:family="paragraph" style:parent-style-name="Standard">
      <style:paragraph-properties fo:line-height="0.2083in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0.2083in" fo:text-align="center" style:justify-single-word="false" style:snap-to-layout-gri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Standard">
      <style:paragraph-properties fo:line-height="0.2083in" fo:text-align="justify" style:justify-single-word="false"/>
    </style:style>
    <style:style style:name="P22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in" fo:margin-right="-0.0016in" fo:text-align="end" style:justify-single-word="false" fo:text-indent="0in" style:auto-text-indent="false"/>
    </style:style>
    <style:style style:name="P2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6" style:family="paragraph" style:parent-style-name="Header">
      <style:paragraph-properties fo:text-align="end" style:justify-single-word="false"/>
    </style:style>
    <style:style style:name="P27" style:family="paragraph" style:parent-style-name="Heading_20_3">
      <style:paragraph-properties fo:text-align="center" style:justify-single-word="false"/>
    </style:style>
    <style:style style:name="P28" style:family="paragraph" style:parent-style-name="Heading" style:master-page-name="Standard">
      <style:paragraph-properties fo:margin-top="0.139in" fo:margin-bottom="0.139in" style:page-number="auto"/>
      <style:text-properties fo:font-size="12pt" style:font-size-asian="12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/>
    </style:style>
    <style:style style:name="T5" style:family="text">
      <style:text-properties fo:font-size="16pt" style:font-size-asian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Государственное образовательное учреждение высшего профессионального образования</text:p>
      <text:p text:style-name="P2">«Московский государственный технический университет имени Н.Э. Баумана» <text:line-break/>(МГТУ им. Н.Э. Баумана)</text:p>
      <text:p text:style-name="P3"/>
      <text:p text:style-name="P22">УТВЕРЖДАЮ</text:p>
      <text:p text:style-name="P5">Заведующий кафедрой <text:s text:c="2"/>________</text:p>
      <text:p text:style-name="P23">(Индекс) <text:s text:c="11"/></text:p>
      <text:p text:style-name="P5">_______________ <text:s/>_______________</text:p>
      <text:p text:style-name="P24"><text:s text:c="4"/><text:span text:style-name="T3">(И.О.Фамилия) <text:s text:c="7"/></text:span></text:p>
      <text:p text:style-name="P6">« ___ » ____________ 20 __ г.</text:p>
      <text:p text:style-name="P1"/>
      <text:p text:style-name="P7"/>
      <text:p text:style-name="P1"/>
      <text:p text:style-name="P16">КАЛЕНДАРНЫЙ ПЛАН</text:p>
      <text:p text:style-name="P19"><text:s/>выполнения дипломной работы</text:p>
      <text:p text:style-name="Standard"/>
      <text:p text:style-name="P4">Студент _Миникс Игорь Владимирович _______________________________________________</text:p>
      <text:p text:style-name="P20">(Фамилия, имя, отчество)</text:p>
      <text:p text:style-name="P8">_Разработка системы имитационного моделирования в форме библиотеки языка <text:span text:style-name="T7">Haskell</text:span>______</text:p>
      <text:p text:style-name="P20">(Тема дипломной работы)</text:p>
      <text:p text:style-name="P7">__________________________________________________________________________________</text:p>
      <text:p text:style-name="P10">__________________________________________________________________________________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17">№ п/п</text:p>
          </table:table-cell>
          <table:table-cell table:style-name="Table1.A1" table:number-rows-spanned="2" office:value-type="string">
            <text:h text:style-name="Heading_20_4" text:outline-level="4">Наименование этапов дипломной работы</text:h>
          </table:table-cell>
          <table:table-cell table:style-name="Table1.A1" table:number-columns-spanned="2" office:value-type="string">
            <text:h text:style-name="P27" text:outline-level="3">Выполнение этапов</text:h>
          </table:table-cell>
          <table:covered-table-cell/>
          <table:table-cell table:style-name="Table1.E1" table:number-rows-spanned="2" office:value-type="string">
            <text:p text:style-name="P17">Примечание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7">Срок</text:p>
          </table:table-cell>
          <table:table-cell table:style-name="Table1.A1" office:value-type="string">
            <text:p text:style-name="P17">Объем, %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9">Разработка структур данных и выбор методов и алгоритмов.</text:p>
          </table:table-cell>
          <table:table-cell table:style-name="Table1.A1" office:value-type="string">
            <text:p text:style-name="P12">17.02.2012</text:p>
          </table:table-cell>
          <table:table-cell table:style-name="Table1.A1" office:value-type="string">
            <text:p text:style-name="P12">15%</text:p>
          </table:table-cell>
          <table:table-cell table:style-name="Table1.E1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12">2.</text:p>
          </table:table-cell>
          <table:table-cell table:style-name="Table1.A4" office:value-type="string">
            <text:p text:style-name="P10">Определение синтаксиса описания систем.</text:p>
          </table:table-cell>
          <table:table-cell table:style-name="Table1.A4" office:value-type="string">
            <text:p text:style-name="P12">24.02.2012</text:p>
          </table:table-cell>
          <table:table-cell table:style-name="Table1.A4" office:value-type="string">
            <text:p text:style-name="P12">20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3.</text:p>
          </table:table-cell>
          <table:table-cell table:style-name="Table1.A4" office:value-type="string">
            <text:p text:style-name="P10">Написание программной части.</text:p>
          </table:table-cell>
          <table:table-cell table:style-name="Table1.A4" office:value-type="string">
            <text:p text:style-name="P12">31.03.2012</text:p>
          </table:table-cell>
          <table:table-cell table:style-name="Table1.A4" office:value-type="string">
            <text:p text:style-name="P12">55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4.</text:p>
          </table:table-cell>
          <table:table-cell table:style-name="Table1.A4" office:value-type="string">
            <text:p text:style-name="P10">Тестирование и отладка.</text:p>
          </table:table-cell>
          <table:table-cell table:style-name="Table1.A4" office:value-type="string">
            <text:p text:style-name="P12">7.04.2012</text:p>
          </table:table-cell>
          <table:table-cell table:style-name="Table1.A4" office:value-type="string">
            <text:p text:style-name="P12">60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5.</text:p>
          </table:table-cell>
          <table:table-cell table:style-name="Table1.A4" office:value-type="string">
            <text:p text:style-name="P10">Исследовательская часть.</text:p>
          </table:table-cell>
          <table:table-cell table:style-name="Table1.A4" office:value-type="string">
            <text:p text:style-name="P12">14.04.2012</text:p>
          </table:table-cell>
          <table:table-cell table:style-name="Table1.A4" office:value-type="string">
            <text:p text:style-name="P12">65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6.</text:p>
          </table:table-cell>
          <table:table-cell table:style-name="Table1.A4" office:value-type="string">
            <text:p text:style-name="P10">Подготовка расчетно-пояснительной записки.</text:p>
          </table:table-cell>
          <table:table-cell table:style-name="Table1.A4" office:value-type="string">
            <text:p text:style-name="P12">30.04.2012</text:p>
          </table:table-cell>
          <table:table-cell table:style-name="Table1.A4" office:value-type="string">
            <text:p text:style-name="P12">80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7.</text:p>
          </table:table-cell>
          <table:table-cell table:style-name="Table1.A4" office:value-type="string">
            <text:p text:style-name="P10">Оформление организационно-экономической и экологической части.</text:p>
          </table:table-cell>
          <table:table-cell table:style-name="Table1.A4" office:value-type="string">
            <text:p text:style-name="P12">12.05.2012</text:p>
          </table:table-cell>
          <table:table-cell table:style-name="Table1.A4" office:value-type="string">
            <text:p text:style-name="P12">85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8.</text:p>
          </table:table-cell>
          <table:table-cell table:style-name="Table1.A4" office:value-type="string">
            <text:p text:style-name="P10">Оформление графической части.</text:p>
          </table:table-cell>
          <table:table-cell table:style-name="Table1.A4" office:value-type="string">
            <text:p text:style-name="P12">19.05.2012</text:p>
          </table:table-cell>
          <table:table-cell table:style-name="Table1.A4" office:value-type="string">
            <text:p text:style-name="P12">90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2">9.</text:p>
          </table:table-cell>
          <table:table-cell table:style-name="Table1.A4" office:value-type="string">
            <text:p text:style-name="P10">Подготовка к защите.</text:p>
          </table:table-cell>
          <table:table-cell table:style-name="Table1.A4" office:value-type="string">
            <text:p text:style-name="P12">26.05.2012</text:p>
          </table:table-cell>
          <table:table-cell table:style-name="Table1.A4" office:value-type="string">
            <text:p text:style-name="P12">100%</text:p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3"/>
          </table:table-cell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13"/>
          </table:table-cell>
          <table:table-cell table:style-name="Table1.A4" office:value-type="string">
            <text:p text:style-name="P13"/>
          </table:table-cell>
          <table:table-cell table:style-name="Table1.E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3"/>
          </table:table-cell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13"/>
          </table:table-cell>
          <table:table-cell table:style-name="Table1.A4" office:value-type="string">
            <text:p text:style-name="P13"/>
          </table:table-cell>
          <table:table-cell table:style-name="Table1.E4" office:value-type="string">
            <text:p text:style-name="P11"/>
          </table:table-cell>
        </table:table-row>
      </table:table>
      <text:p text:style-name="P21"/>
      <text:p text:style-name="P10"/>
      <text:p text:style-name="P10"/>
      <text:p text:style-name="P14"><text:span text:style-name="T2"><text:s text:c="5"/>Руководитель дипломной работы</text:span><text:tab/>_________________________ <text:s/>____________________ </text:p>
      <text:p text:style-name="P25">(Подпись, дата) <text:s text:c="28"/>(И.О.Фамилия) <text:s text:c="11"/></text:p>
      <text:p text:style-name="P10"/>
      <text:p text:style-name="P15"><text:s text:c="7"/>Студент <text:s text:c="9"/>_________________________ <text:s text:c="2"/>___________________ </text:p>
      <text:p text:style-name="P25">(Подпись, дата) <text:s text:c="27"/>(И.О.Фамилия)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weight="bold" style:font-weight-asian="bold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0909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3:26:00</meta:creation-date>
    <dc:creator>Ольга</dc:creator>
    <dc:date>2012-09-29T08:46:00</dc:date>
    <meta:print-date>2009-02-16T18:07:00</meta:print-date>
    <meta:editing-cycles>10</meta:editing-cycles>
    <meta:editing-duration>PT1H7M</meta:editing-duration>
    <meta:document-statistic meta:table-count="1" meta:image-count="0" meta:object-count="0" meta:page-count="1" meta:paragraph-count="62" meta:word-count="146" meta:character-count="1571" meta:non-whitespace-character-count="1356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